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frac>
      <mrow>
        <mo stretchy="false">∂</mo>
        <mi>f</mi>
      </mrow>
      <mrow>
        <mo stretchy="false">∂</mo>
        <msub>
          <mi>x</mi>
          <mi>i</mi>
        </msub>
      </mrow>
    </mfrac>
    <annotation encoding="StarMath 5.0"> {partial f} over {partial x _i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0:41:31.244000000</meta:creation-date>
    <dc:date>2014-12-09T00:41:59.403000000</dc:date>
    <meta:editing-duration>PT28S</meta:editing-duration>
    <meta:editing-cycles>1</meta:editing-cycles>
    <meta:generator>LibreOffice/4.3.4.1$Windows_x86 LibreOffice_project/bc356b2f991740509f321d70e4512a6a54c5f243</meta:generator>
  </office:meta>
</office:document-meta>
</file>